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5-03-2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112" calcext:value-type="float">
            <text:p>108.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4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4-09-19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4-06-1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4-03-1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3-12-07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3-09-13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3-06-1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3-03-2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2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776" calcext:value-type="float">
            <text:p>107.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2-09-2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2-06-0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2-04-2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1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1-09-28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1-06-0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288" calcext:value-type="float">
            <text:p>106.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1-03-2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152" calcext:value-type="float">
            <text:p>107.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0-12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0-09-2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20-03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9-12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9-09-11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008" calcext:value-type="float">
            <text:p>107.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9-06-04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9816" calcext:value-type="float">
            <text:p>107.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9-03-1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896" calcext:value-type="float">
            <text:p>107.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8-09-13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864" calcext:value-type="float">
            <text:p>107.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8-06-07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372" calcext:value-type="float">
            <text:p>107.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8-03-14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3344" calcext:value-type="float">
            <text:p>107.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7-12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7-09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7-06-2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7-03-2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3-08-07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3-03-06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2-07-31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9232" calcext:value-type="float">
            <text:p>106.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12-03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7-09-24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66184" calcext:value-type="float">
            <text:p>105.8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7-08-1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368" calcext:value-type="float">
            <text:p>105.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6-08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3512" calcext:value-type="float">
            <text:p>105.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6-06-22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8544" calcext:value-type="float">
            <text:p>105.6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032" calcext:value-type="float">
            <text:p>105.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4-05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47184" calcext:value-type="float">
            <text:p>106.2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4-02-0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984" calcext:value-type="float">
            <text:p>105.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3-11-1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24224" calcext:value-type="float">
            <text:p>105.4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3-08-1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46728" calcext:value-type="float">
            <text:p>105.6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3-05-0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3-02-13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90696" calcext:value-type="float">
            <text:p>105.3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2-11-21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60216" calcext:value-type="float">
            <text:p>105.3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2-08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168" calcext:value-type="float">
            <text:p>104.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2-05-0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3912" calcext:value-type="float">
            <text:p>105.2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2-02-14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796" calcext:value-type="float">
            <text:p>105.5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1-11-08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1-08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9736" calcext:value-type="float">
            <text:p>105.3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1-05-07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6584" calcext:value-type="float">
            <text:p>105.2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1-02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268" calcext:value-type="float">
            <text:p>105.26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8648" calcext:value-type="float">
            <text:p>105.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0-08-0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56584" calcext:value-type="float">
            <text:p>105.2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0-05-09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22" calcext:value-type="float">
            <text:p>105.2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200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04768" calcext:value-type="float">
            <text:p>105.2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38296" calcext:value-type="float">
            <text:p>105.2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9-08-03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68776" calcext:value-type="float">
            <text:p>105.2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9-05-0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6272" calcext:value-type="float">
            <text:p>105.0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9-0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8672" calcext:value-type="float">
            <text:p>105.1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8-11-04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4872" calcext:value-type="float">
            <text:p>105.2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8-08-0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8-05-05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8-02-1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792" calcext:value-type="float">
            <text:p>105.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7-11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26304" calcext:value-type="float">
            <text:p>106.8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7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75456" calcext:value-type="float">
            <text:p>105.3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7-05-06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316" calcext:value-type="float">
            <text:p>105.2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7-02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6-11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26688" calcext:value-type="float">
            <text:p>105.3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6-08-05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3056" calcext:value-type="float">
            <text:p>105.2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6-05-09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26104" calcext:value-type="float">
            <text:p>105.2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6-02-0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1696" calcext:value-type="float">
            <text:p>105.7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5-11-06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5-08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5-05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0344" calcext:value-type="float">
            <text:p>104.8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4-11-0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2072" calcext:value-type="float">
            <text:p>104.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4-08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21888" calcext:value-type="float">
            <text:p>105.0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4-05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98" calcext:value-type="float">
            <text:p>105.0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4-01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4184" calcext:value-type="float">
            <text:p>105.1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3-11-0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3408" calcext:value-type="float">
            <text:p>105.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3-08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2368" calcext:value-type="float">
            <text:p>105.0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3-05-0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2952" calcext:value-type="float">
            <text:p>105.1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3-02-0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1616" calcext:value-type="float">
            <text:p>105.13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2-11-04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3976" calcext:value-type="float">
            <text:p>104.9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2-08-0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028" calcext:value-type="float">
            <text:p>105.1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2-05-12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40176" calcext:value-type="float">
            <text:p>105.0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2-02-12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4832" calcext:value-type="float">
            <text:p>104.9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1-11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93872" calcext:value-type="float">
            <text:p>104.8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18256" calcext:value-type="float">
            <text:p>104.9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1-05-2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788" calcext:value-type="float">
            <text:p>104.9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1-03-2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5416" calcext:value-type="float">
            <text:p>105.0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0-12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4728" calcext:value-type="float">
            <text:p>104.88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0-09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9216" calcext:value-type="float">
            <text:p>104.97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0-06-12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42056" calcext:value-type="float">
            <text:p>104.84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9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39592" calcext:value-type="float">
            <text:p>104.9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48736" calcext:value-type="float">
            <text:p>104.94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3596" calcext:value-type="float">
            <text:p>104.83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09696" calcext:value-type="float">
            <text:p>105.0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58464" calcext:value-type="float">
            <text:p>105.0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19424" calcext:value-type="float">
            <text:p>105.1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15792" calcext:value-type="float">
            <text:p>105.0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97504" calcext:value-type="float">
            <text:p>104.9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7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63976" calcext:value-type="float">
            <text:p>104.9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6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1848" calcext:value-type="float">
            <text:p>104.70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38424" calcext:value-type="float">
            <text:p>104.7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9656" calcext:value-type="float">
            <text:p>104.68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07944" calcext:value-type="float">
            <text:p>104.7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5976" calcext:value-type="float">
            <text:p>104.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3456" calcext:value-type="float">
            <text:p>104.6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2224" calcext:value-type="float">
            <text:p>104.6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7088" calcext:value-type="float">
            <text:p>104.7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26" calcext:value-type="float">
            <text:p>104.6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3936" calcext:value-type="float">
            <text:p>104.64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2872" calcext:value-type="float">
            <text:p>104.5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1744" calcext:value-type="float">
            <text:p>104.6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6832" calcext:value-type="float">
            <text:p>104.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068" calcext:value-type="float">
            <text:p>104.50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0924" calcext:value-type="float">
            <text:p>104.40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3784" calcext:value-type="float">
            <text:p>104.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94" calcext:value-type="float">
            <text:p>104.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8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6352" calcext:value-type="float">
            <text:p>104.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08</text:p>
          </table:table-cell>
          <table:table-cell office:value-type="string" calcext:value-type="string">
            <text:p>D-13</text:p>
          </table:table-cell>
          <table:table-cell office:value-type="string" calcext:value-type="string">
            <text:p>197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464" calcext:value-type="float">
            <text:p>104.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6" meta:object-count="0"/>
    <meta:user-defined meta:name="AppVersion">3.0</meta:user-defined>
  </office:meta>
</office:document-meta>
</file>